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9201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3.08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931in" table:align="left"/>
    </style:style>
    <style:style style:name="Table2.A" style:family="table-column">
      <style:table-column-properties style:column-width="0.9563in"/>
    </style:style>
    <style:style style:name="Table2.B" style:family="table-column">
      <style:table-column-properties style:column-width="3.536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style:writing-mode="lr-tb"/>
    </style:style>
    <style:style style:name="P3" style:family="paragraph" style:parent-style-name="Heading_20_3">
      <style:paragraph-properties fo:text-align="start" style:justify-single-word="false" style:writing-mode="lr-tb"/>
    </style:style>
    <style:style style:name="P4" style:family="paragraph" style:parent-style-name="Table_20_Heading">
      <style:paragraph-properties fo:text-align="start" style:justify-single-word="false" style:writing-mode="lr-tb"/>
    </style:style>
    <style:style style:name="P5" style:family="paragraph" style:parent-style-name="Heading_20_1">
      <style:paragraph-properties fo:text-align="start" style:justify-single-word="false" style:writing-mode="lr-tb"/>
      <style:text-properties fo:color="#395511" fo:background-color="#d4ea6b"/>
    </style:style>
    <style:style style:name="P6" style:family="paragraph" style:parent-style-name="Preformatted_20_Text">
      <style:paragraph-properties fo:text-align="start" style:justify-single-word="false" style:writing-mode="lr-tb"/>
    </style:style>
    <style:style style:name="P7" style:family="paragraph" style:parent-style-name="Horizontal_20_Line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10" style:family="paragraph" style:parent-style-name="Text_20_body" style:list-style-name="L1">
      <style:paragraph-properties fo:text-align="start" style:justify-single-word="false" style:writing-mode="lr-tb"/>
    </style:style>
    <style:style style:name="P11" style:family="paragraph" style:parent-style-name="Text_20_body" style:list-style-name="L2">
      <style:paragraph-properties fo:text-align="start" style:justify-single-word="false" style:writing-mode="lr-tb"/>
    </style:style>
    <style:style style:name="P12" style:family="paragraph" style:parent-style-name="Text_20_body" style:list-style-name="L3">
      <style:paragraph-properties fo:text-align="start" style:justify-single-word="false" style:writing-mode="lr-tb"/>
    </style:style>
    <style:style style:name="T1" style:family="text">
      <style:text-properties officeooo:rsid="0012b97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✅ Day <text:span text:style-name="T1">3</text:span> – Variables, Data Types, Constants, and Type Casting in PHP</text:h>
      <text:p text:style-name="P7"/>
      <text:h text:style-name="P1" text:outline-level="2">✅ <text:span text:style-name="Strong_20_Emphasis">1. Variables in PHP</text:span></text:h>
      <text:p text:style-name="P8"><text:line-break/>Variables are containers used to store data temporarily so we can use them throughout the program.</text:p>
      <text:p text:style-name="P7"/>
      <text:h text:style-name="P3" text:outline-level="3">✅ <text:span text:style-name="Strong_20_Emphasis">Rules to Define Variables:</text:span></text:h>
      <text:list xml:id="list840632883" text:style-name="L1">
        <text:list-item>
          <text:p text:style-name="P10">Variable name always starts with <text:span text:style-name="Source_20_Text">$</text:span> sign.<text:line-break/>Example: <text:span text:style-name="Source_20_Text">$name</text:span>, <text:span text:style-name="Source_20_Text">$age</text:span></text:p>
        </text:list-item>
        <text:list-item>
          <text:p text:style-name="P10">Variable name can contain letters (a-z, A-Z), numbers (0-9), and underscores (_).<text:line-break/>Example: <text:span text:style-name="Source_20_Text">$age_1 = 25;</text:span></text:p>
        </text:list-item>
        <text:list-item>
          <text:p text:style-name="P10">Variable name cannot start with a number.<text:line-break/>❌ Wrong: <text:span text:style-name="Source_20_Text">$1name = "Nirmala";</text:span></text:p>
        </text:list-item>
        <text:list-item>
          <text:p text:style-name="P10">Variable names are <text:span text:style-name="Strong_20_Emphasis">case-sensitive</text:span>.<text:line-break/>Example:<text:line-break/><text:span text:style-name="Source_20_Text">$name ≠ $Name</text:span></text:p>
        </text:list-item>
      </text:list>
      <text:p text:style-name="P7"/>
      <text:h text:style-name="P3" text:outline-level="3">✅ <text:span text:style-name="Strong_20_Emphasis">Example:</text:span></text:h>
      <text:p text:style-name="P6"><text:span text:style-name="Source_20_Text">&lt;?php</text:span></text:p>
      <text:p text:style-name="P6"><text:span text:style-name="Source_20_Text">$name = "Nirmala"; <text:s text:c="3"/>// String</text:span></text:p>
      <text:p text:style-name="P6"><text:span text:style-name="Source_20_Text">$age = 25; <text:s text:c="11"/>// Integer</text:span></text:p>
      <text:p text:style-name="P6"><text:span text:style-name="Source_20_Text">$is_student = true; <text:s text:c="2"/>// Boolean</text:span></text:p>
      <text:p text:style-name="P9"><text:span text:style-name="Source_20_Text">?&gt;</text:span></text:p>
      <text:p text:style-name="P7"/>
      <text:h text:style-name="P1" text:outline-level="2">✅ <text:span text:style-name="Strong_20_Emphasis">2. Data Types in PHP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Data Type</text:p>
            </table:table-cell>
            <table:table-cell table:style-name="Table1.A1" office:value-type="string">
              <text:p text:style-name="P4">Example</text:p>
            </table:table-cell>
            <table:table-cell table:style-name="Table1.A1" office:value-type="string">
              <text:p text:style-name="P4">Why We Use It</text:p>
            </table:table-cell>
          </table:table-row>
        </table:table-header-rows>
        <table:table-row>
          <table:table-cell table:style-name="Table1.A1" office:value-type="string">
            <text:p text:style-name="P2">String</text:p>
          </table:table-cell>
          <table:table-cell table:style-name="Table1.A1" office:value-type="string">
            <text:p text:style-name="P2">"Hello World"</text:p>
          </table:table-cell>
          <table:table-cell table:style-name="Table1.A1" office:value-type="string">
            <text:p text:style-name="P2">Store text (like user name, messages)</text:p>
          </table:table-cell>
        </table:table-row>
        <table:table-row>
          <table:table-cell table:style-name="Table1.A1" office:value-type="string">
            <text:p text:style-name="P2">Integer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Whole numbers (like age, marks)</text:p>
          </table:table-cell>
        </table:table-row>
        <table:table-row>
          <table:table-cell table:style-name="Table1.A1" office:value-type="string">
            <text:p text:style-name="P2">Float</text:p>
          </table:table-cell>
          <table:table-cell table:style-name="Table1.A1" office:value-type="string">
            <text:p text:style-name="P2">12.34</text:p>
          </table:table-cell>
          <table:table-cell table:style-name="Table1.A1" office:value-type="string">
            <text:p text:style-name="P2">Decimal numbers (like price, measurements)</text:p>
          </table:table-cell>
        </table:table-row>
        <table:table-row>
          <table:table-cell table:style-name="Table1.A1" office:value-type="string">
            <text:p text:style-name="P2">Boolean</text:p>
          </table:table-cell>
          <table:table-cell table:style-name="Table1.A1" office:value-type="string">
            <text:p text:style-name="P2">true / false</text:p>
          </table:table-cell>
          <table:table-cell table:style-name="Table1.A1" office:value-type="string">
            <text:p text:style-name="P2">Logical decisions (yes/no, on/off)</text:p>
          </table:table-cell>
        </table:table-row>
        <table:table-row>
          <table:table-cell table:style-name="Table1.A1" office:value-type="string">
            <text:p text:style-name="P2">Array</text:p>
          </table:table-cell>
          <table:table-cell table:style-name="Table1.A1" office:value-type="string">
            <text:p text:style-name="P2">array(1, 2, 3)</text:p>
          </table:table-cell>
          <table:table-cell table:style-name="Table1.A1" office:value-type="string">
            <text:p text:style-name="P2">Multiple values in one variable</text:p>
          </table:table-cell>
        </table:table-row>
        <text:soft-page-break/>
        <table:table-row>
          <table:table-cell table:style-name="Table1.A1" office:value-type="string">
            <text:p text:style-name="P2">NULL</text:p>
          </table:table-cell>
          <table:table-cell table:style-name="Table1.A1" office:value-type="string">
            <text:p text:style-name="P2">NULL</text:p>
          </table:table-cell>
          <table:table-cell table:style-name="Table1.A1" office:value-type="string">
            <text:p text:style-name="P2">When variable has no value yet</text:p>
          </table:table-cell>
        </table:table-row>
      </table:table>
      <text:p text:style-name="P7"/>
      <text:h text:style-name="P3" text:outline-level="3">✅ <text:span text:style-name="Strong_20_Emphasis">Example:</text:span></text:h>
      <text:p text:style-name="P6"><text:span text:style-name="Source_20_Text">&lt;?php</text:span></text:p>
      <text:p text:style-name="P6"><text:span text:style-name="Source_20_Text">$str = "Hello World"; <text:s text:c="3"/>// String</text:span></text:p>
      <text:p text:style-name="P6"><text:span text:style-name="Source_20_Text">$int = 100; <text:s text:c="13"/>// Integer</text:span></text:p>
      <text:p text:style-name="P6"><text:span text:style-name="Source_20_Text">$float = 10.5; <text:s text:c="10"/>// Float</text:span></text:p>
      <text:p text:style-name="P6"><text:span text:style-name="Source_20_Text">$bool = false; <text:s text:c="10"/>// Boolean</text:span></text:p>
      <text:p text:style-name="P6"><text:span text:style-name="Source_20_Text">$array = array(1, 2, 3); // Array</text:span></text:p>
      <text:p text:style-name="P6"><text:span text:style-name="Source_20_Text">$null_var = NULL; <text:s text:c="7"/>// NULL</text:span></text:p>
      <text:p text:style-name="P9"><text:span text:style-name="Source_20_Text">?&gt;</text:span></text:p>
      <text:p text:style-name="P7"/>
      <text:h text:style-name="P1" text:outline-level="2">✅ <text:span text:style-name="Strong_20_Emphasis">3. Constants in PHP</text:span></text:h>
      <text:p text:style-name="P8"><text:line-break/>Constants are fixed values that do not change during program execution.</text:p>
      <text:p text:style-name="P7"/>
      <text:h text:style-name="P3" text:outline-level="3">✅ <text:span text:style-name="Strong_20_Emphasis">Example:</text:span></text:h>
      <text:p text:style-name="P6"><text:span text:style-name="Source_20_Text">&lt;?php</text:span></text:p>
      <text:p text:style-name="P6"><text:span text:style-name="Source_20_Text">define("SITE_NAME", "My Website");</text:span></text:p>
      <text:p text:style-name="P9"><text:span text:style-name="Source_20_Text">?&gt;</text:span></text:p>
      <text:p text:style-name="P8">👉 <text:span text:style-name="Strong_20_Emphasis">Usage:</text:span></text:p>
      <text:p text:style-name="P6"><text:span text:style-name="Source_20_Text">&lt;?php</text:span></text:p>
      <text:p text:style-name="P6"><text:span text:style-name="Source_20_Text">echo SITE_NAME; <text:s/>// Output: My Website</text:span></text:p>
      <text:p text:style-name="P9"><text:span text:style-name="Source_20_Text">?&gt;</text:span></text:p>
      <text:p text:style-name="P7"/>
      <text:h text:style-name="P1" text:outline-level="2">✅ <text:span text:style-name="Strong_20_Emphasis">4. Example: Variables and Constants Printing</text:span></text:h>
      <text:p text:style-name="P6"><text:span text:style-name="Source_20_Text">&lt;?php</text:span></text:p>
      <text:p text:style-name="P6"><text:span text:style-name="Source_20_Text">$name = "Nirmala";</text:span></text:p>
      <text:p text:style-name="P6"><text:span text:style-name="Source_20_Text">define("GREETING", "Welcome to PHP Learning");</text:span></text:p>
      <text:p text:style-name="P6"/>
      <text:p text:style-name="P6"><text:span text:style-name="Source_20_Text">echo "Name: " . $name . "&lt;br&gt;";</text:span></text:p>
      <text:p text:style-name="P6"><text:span text:style-name="Source_20_Text">echo "Greeting: " . GREETING;</text:span></text:p>
      <text:p text:style-name="P9"><text:span text:style-name="Source_20_Text">?&gt;</text:span></text:p>
      <text:p text:style-name="P8">👉 <text:span text:style-name="Strong_20_Emphasis">Output:</text:span></text:p>
      <text:p text:style-name="P6"><text:span text:style-name="Source_20_Text">Name: Nirmala <text:s/></text:span></text:p>
      <text:p text:style-name="P9"><text:span text:style-name="Source_20_Text">Greeting: Welcome to PHP Learning</text:span></text:p>
      <text:p text:style-name="P7"/>
      <text:h text:style-name="P1" text:outline-level="2"><text:soft-page-break/>✅ <text:span text:style-name="Strong_20_Emphasis">5. Type Casting in PHP</text:span></text:h>
      <text:p text:style-name="P8"><text:line-break/>Type Casting is converting one data type to another manually.</text:p>
      <text:p text:style-name="P7"/>
      <text:h text:style-name="P3" text:outline-level="3">✅ <text:span text:style-name="Strong_20_Emphasis">Example:</text:span></text:h>
      <text:p text:style-name="P6"><text:span text:style-name="Source_20_Text">&lt;?php</text:span></text:p>
      <text:p text:style-name="P6"><text:span text:style-name="Source_20_Text">$float_num = 10.75;</text:span></text:p>
      <text:p text:style-name="P6"><text:span text:style-name="Source_20_Text">$int_num = (int)$float_num;</text:span></text:p>
      <text:p text:style-name="P6"/>
      <text:p text:style-name="P6"><text:span text:style-name="Source_20_Text">echo $int_num; <text:s/>// Output: 10</text:span></text:p>
      <text:p text:style-name="P9"><text:span text:style-name="Source_20_Text">?&gt;</text:span></text:p>
      <text:p text:style-name="P8">👉 <text:span text:style-name="Strong_20_Emphasis">Why Use Type Casting?</text:span></text:p>
      <text:list xml:id="list1852053583" text:style-name="L2">
        <text:list-item>
          <text:p text:style-name="P11">To ensure data is in the correct type for calculations or comparisons.</text:p>
        </text:list-item>
        <text:list-item>
          <text:p text:style-name="P11">Example: Age should always be integer, not float.</text:p>
        </text:list-item>
      </text:list>
      <text:p text:style-name="P7"/>
      <text:h text:style-name="P1" text:outline-level="2">✅ <text:span text:style-name="Strong_20_Emphasis">6. Real-Life Analogy Recap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Concept</text:p>
            </table:table-cell>
            <table:table-cell table:style-name="Table2.A1" office:value-type="string">
              <text:p text:style-name="P4">Analogy</text:p>
            </table:table-cell>
          </table:table-row>
        </table:table-header-rows>
        <table:table-row>
          <table:table-cell table:style-name="Table2.A1" office:value-type="string">
            <text:p text:style-name="P2">Variable</text:p>
          </table:table-cell>
          <table:table-cell table:style-name="Table2.A1" office:value-type="string">
            <text:p text:style-name="P2">Labeled jar to store ingredients (data).</text:p>
          </table:table-cell>
        </table:table-row>
        <table:table-row>
          <table:table-cell table:style-name="Table2.A1" office:value-type="string">
            <text:p text:style-name="P2">Constant</text:p>
          </table:table-cell>
          <table:table-cell table:style-name="Table2.A1" office:value-type="string">
            <text:p text:style-name="P2">Wall sign with fixed rule (e.g., No Smoking).</text:p>
          </table:table-cell>
        </table:table-row>
        <table:table-row>
          <table:table-cell table:style-name="Table2.A1" office:value-type="string">
            <text:p text:style-name="P2">Data Types</text:p>
          </table:table-cell>
          <table:table-cell table:style-name="Table2.A1" office:value-type="string">
            <text:p text:style-name="P2">Type of ingredient (Flour – string, Sugar – integer).</text:p>
          </table:table-cell>
        </table:table-row>
        <table:table-row>
          <table:table-cell table:style-name="Table2.A1" office:value-type="string">
            <text:p text:style-name="P2">Type Casting</text:p>
          </table:table-cell>
          <table:table-cell table:style-name="Table2.A1" office:value-type="string">
            <text:p text:style-name="P2">Changing jar size or label (Float Jar → Integer Jar).</text:p>
          </table:table-cell>
        </table:table-row>
      </table:table>
      <text:p text:style-name="P7"/>
      <text:h text:style-name="P1" text:outline-level="2">✅ <text:span text:style-name="Strong_20_Emphasis">Summary</text:span></text:h>
      <text:list xml:id="list3935783494" text:style-name="L3">
        <text:list-item>
          <text:p text:style-name="P12">Variables: Dynamic data containers.</text:p>
        </text:list-item>
        <text:list-item>
          <text:p text:style-name="P12">Constants: Fixed data storage.</text:p>
        </text:list-item>
        <text:list-item>
          <text:p text:style-name="P12">Data Types: String, Integer, Float, Boolean, Array, NULL.</text:p>
        </text:list-item>
        <text:list-item>
          <text:p text:style-name="P12">Type Casting: Convert data types explicitly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1T22:26:04.916000000</meta:creation-date>
    <dc:date>2025-09-12T22:30:43.212000000</dc:date>
    <meta:editing-duration>PT1H9M12S</meta:editing-duration>
    <meta:editing-cycles>3</meta:editing-cycles>
    <meta:generator>Neat_Office/6.2.8.2$Windows_x86 LibreOffice_project/</meta:generator>
    <meta:document-statistic meta:table-count="2" meta:image-count="0" meta:object-count="0" meta:page-count="3" meta:paragraph-count="92" meta:word-count="406" meta:character-count="2389" meta:non-whitespace-character-count="2016"/>
  </office:meta>
</office:document-meta>
</file>